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Doe</text:p>
          </table:table-cell>
        </table:table-row>
      </table:table>
      <table:table table:name="Français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Aimar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Ouz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13:43:25.917594644</meta:creation-date>
    <meta:generator>LibreOffice/7.1.6.2.0$Linux_X86_64 LibreOffice_project/10$Build-2</meta:generator>
    <dc:date>2021-10-17T13:44:33.104249117</dc:date>
    <meta:editing-duration>PT1M7S</meta:editing-duration>
    <meta:editing-cycles>2</meta:editing-cycles>
    <meta:document-statistic meta:table-count="2" meta:cell-count="16" meta:object-count="0"/>
  </office:meta>
</office:document-meta>
</file>